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color="#333333" fo:font-size="14pt" fo:font-weight="bold" officeooo:rsid="000e05af" officeooo:paragraph-rsid="000fb13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weight="normal" officeooo:rsid="000e05af" officeooo:paragraph-rsid="000fb13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e05af" officeooo:paragraph-rsid="001191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e05af" officeooo:paragraph-rsid="000fb13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normal" officeooo:rsid="00118d2c" officeooo:paragraph-rsid="000fb133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9cd3c" style:font-size-asian="20pt" style:font-size-complex="20pt"/>
    </style:style>
    <style:style style:name="T3" style:family="text">
      <style:text-properties fo:font-size="20pt" fo:font-weight="normal" officeooo:rsid="0019cd3c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De Joelhos/Em Fervente Oração</text:span><text:span text:style-name="T1"> </text:span><text:span text:style-name="T6">Ministério Flordelis </text:span><text:span text:style-name="T3">[ 20 ]</text:span></text:p>
      <text:p text:style-name="P2">Eu creio no poder da oração</text:p>
      <text:p text:style-name="P2">Aquele que se prostra com o rosto</text:p>
      <text:p text:style-name="P2">No pó e chora é dono do milagre, é dono do milagre</text:p>
      <text:p text:style-name="P2"/>
      <text:p text:style-name="P2">Eu creio no poder da oração</text:p>
      <text:p text:style-name="P2">Aquele que na luta não murmura</text:p>
      <text:p text:style-name="P2">Se levanta e ora</text:p>
      <text:p text:style-name="P2">É dono do milagre, é dono do milagre</text:p>
      <text:p text:style-name="P2"/>
      <text:p text:style-name="P2">Quando a gente ora, cresce intimidade</text:p>
      <text:p text:style-name="P2">Deus nos capacita com autoridade</text:p>
      <text:p text:style-name="P2">E quando a oração chega aos seus ouvidos</text:p>
      <text:p text:style-name="P2">Logo o céu se abre</text:p>
      <text:p text:style-name="P2"/>
      <text:p text:style-name="P2">Então se você crê, levante a mão agora</text:p>
      <text:p text:style-name="P2">Erga a sua voz com brado de vitória</text:p>
      <text:p text:style-name="P2">Comece a orar, comece a clamar, comece a adorar</text:p>
      <text:p text:style-name="P2"/>
      <text:p text:style-name="P2">Se quer ser ungido, separado, consagrado; É de joelhos</text:p>
      <text:p text:style-name="P2">Se quer sua família restaurada ao pé do altar; É de joelhos</text:p>
      <text:p text:style-name="P2">Se quer um milagre, a cura dessa enfermidade; É de joelhos</text:p>
      <text:p text:style-name="P2">Se quer ser profeta, pregador do evangelho; É de joelhos</text:p>
      <text:p text:style-name="P2">Se quer as promessas, uma vida abençoada; É de joelhos</text:p>
      <text:p text:style-name="P2">Se quer o seu nome escrito no livro da vida; É de joelhos</text:p>
      <text:p text:style-name="P2"/>
      <text:p text:style-name="P5">“E se meu povo que se chama pelo meu nome</text:p>
      <text:p text:style-name="P5">Orar e buscar a minha face</text:p>
      <text:p text:style-name="P5">E se converter dos seus maus caminhos</text:p>
      <text:p text:style-name="P5">Eu sararei a sua terra”</text:p>
      <text:p text:style-name="P5"/>
      <text:p text:style-name="P2">Em fervente oração</text:p>
      <text:p text:style-name="P2">Vem, o teu coração, na presença de Deus derramar</text:p>
      <text:p text:style-name="P2">Mas só podes fluir o que estás a pedir</text:p>
      <text:p text:style-name="P2">Quando tudo deixares no altar</text:p>
      <text:p text:style-name="P2">*** Quando tudo perante o Senhor estiver</text:p>
      <text:p text:style-name="P2">E todo o teu ser ele controlar</text:p>
      <text:p text:style-name="P2">Só, então, hás de ver que o Senhor tem poder</text:p>
      <text:p text:style-name="P3">Quando tudo deixares no altar</text:p>
      <text:p text:style-name="P3"><text:span text:style-name="T8">De Joelhos/Em Fervente Oração</text:span><text:span text:style-name="T4"> </text:span><text:span text:style-name="T5">Ministério Flordelis </text:span><text:span text:style-name="T2">[ 20 ]</text:span></text:p>
      <text:p text:style-name="P2">Eu creio no poder da oração</text:p>
      <text:p text:style-name="P2">Aquele que se prostra com o rosto</text:p>
      <text:p text:style-name="P2">No pó e chora é dono do milagre, é dono do milagre</text:p>
      <text:p text:style-name="P2"/>
      <text:p text:style-name="P2">Eu creio no poder da oração</text:p>
      <text:p text:style-name="P2">Aquele que na luta não murmura</text:p>
      <text:p text:style-name="P2">Se levanta e ora</text:p>
      <text:p text:style-name="P2">É dono do milagre, é dono do milagre</text:p>
      <text:p text:style-name="P2"/>
      <text:p text:style-name="P2">Quando a gente ora, cresce intimidade</text:p>
      <text:p text:style-name="P2">Deus nos capacita com autoridade</text:p>
      <text:p text:style-name="P2">E quando a oração chega aos seus ouvidos</text:p>
      <text:p text:style-name="P2">Logo o céu se abre</text:p>
      <text:p text:style-name="P2"/>
      <text:p text:style-name="P2">Então se você crê, levante a mão agora</text:p>
      <text:p text:style-name="P2">Erga a sua voz com brado de vitória</text:p>
      <text:p text:style-name="P2">Comece a orar, comece a clamar, comece a adorar</text:p>
      <text:p text:style-name="P2"/>
      <text:p text:style-name="P2">Se quer ser ungido, separado, consagrado; É de joelhos</text:p>
      <text:p text:style-name="P2">Se quer sua família restaurada ao pé do altar; É de joelhos</text:p>
      <text:p text:style-name="P2">Se quer um milagre, a cura dessa enfermidade; É de joelhos</text:p>
      <text:p text:style-name="P2">Se quer ser profeta, pregador do evangelho; É de joelhos</text:p>
      <text:p text:style-name="P2">Se quer as promessas, uma vida abençoada; É de joelhos</text:p>
      <text:p text:style-name="P2">Se quer o seu nome escrito no livro da vida; É de joelhos</text:p>
      <text:p text:style-name="P2"/>
      <text:p text:style-name="P5">“E se meu povo que se chama pelo meu nome</text:p>
      <text:p text:style-name="P5">Orar e buscar a minha face</text:p>
      <text:p text:style-name="P5">E se converter dos seus maus caminhos</text:p>
      <text:p text:style-name="P5">Eu sararei a sua terra”</text:p>
      <text:p text:style-name="P5"/>
      <text:p text:style-name="P2">Em fervente oração</text:p>
      <text:p text:style-name="P2">Vem, o teu coração, na presença de Deus derramar</text:p>
      <text:p text:style-name="P2">Mas só podes fluir o que estás a pedir</text:p>
      <text:p text:style-name="P2">Quando tudo deixares no altar</text:p>
      <text:p text:style-name="P2">*** Quando tudo perante o Senhor estiver</text:p>
      <text:p text:style-name="P2">E todo o teu ser ele controlar</text:p>
      <text:p text:style-name="P2">Só, então, hás de ver que o Senhor tem poder</text:p>
      <text:p text:style-name="P4">Quando tudo deixares no al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07T23:33:12.644815822</dc:date>
    <meta:editing-cycles>13</meta:editing-cycles>
    <meta:editing-duration>PT18M19S</meta:editing-duration>
    <meta:generator>LibreOffice/5.1.4.2$Linux_X86_64 LibreOffice_project/10m0$Build-2</meta:generator>
    <meta:document-statistic meta:table-count="0" meta:image-count="0" meta:object-count="0" meta:page-count="1" meta:paragraph-count="66" meta:word-count="510" meta:character-count="2528" meta:non-whitespace-character-count="2084"/>
  </office:meta>
</office:document-meta>
</file>